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10.20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22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5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ol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age</text:p>
          </table:table-cell>
          <table:table-cell office:value-type="string">
            <text:p>Gebäude</text:p>
          </table:table-cell>
          <table:table-cell table:number-columns-repeated="4"/>
          <table:table-cell office:value-type="string">
            <text:p>new</text:p>
          </table:table-cell>
          <table:table-cell/>
          <table:table-cell office:value-type="string">
            <text:p>diff</text:p>
          </table:table-cell>
          <table:table-cell table:number-columns-repeated="2"/>
        </table:table-row>
        <table:table-row table:style-name="ro1">
          <table:table-cell office:value-type="string">
            <text:p>Kontor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100002 branch office, full settlement, water and land</text:p>
          </table:table-cell>
          <table:table-cell office:value-type="float" office:value="1">
            <text:p>1</text:p>
          </table:table-cell>
          <table:table-cell office:value-type="float" office:value="0.0054189372">
            <text:p>0,00541894</text:p>
          </table:table-cell>
          <table:table-cell office:value-type="float" office:value="0.00019435">
            <text:p>0,00019435</text:p>
          </table:table-cell>
          <table:table-cell table:style-name="ce1" office:value-type="float" office:value="0.0028291464">
            <text:p>0,00282915</text:p>
          </table:table-cell>
          <table:table-cell table:style-name="ce1" office:value-type="float" office:value="0.00005866">
            <text:p>0,00005866</text:p>
          </table:table-cell>
          <table:table-cell table:style-name="ce1" table:formula="of:=[.H4]-[.F4]" office:value-type="float" office:value="-0.0025897908">
            <text:p>-0,00258979</text:p>
          </table:table-cell>
          <table:table-cell table:formula="of:=[.H4]/[.F4]" office:value-type="float" office:value="0.522085105544312">
            <text:p>0,52</text:p>
          </table:table-cell>
          <table:table-cell office:value-type="string">
            <text:p>bo</text:p>
          </table:table-cell>
        </table:table-row>
        <table:table-row table:style-name="ro1">
          <table:table-cell office:value-type="string">
            <text:p>Lager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100108 storage tent, full settlement, water and land</text:p>
          </table:table-cell>
          <table:table-cell office:value-type="float" office:value="2">
            <text:p>2</text:p>
          </table:table-cell>
          <table:table-cell office:value-type="float" office:value="0.0048828912">
            <text:p>0,00488289</text:p>
          </table:table-cell>
          <table:table-cell office:value-type="float" office:value="0.00008609">
            <text:p>0,00008609</text:p>
          </table:table-cell>
          <table:table-cell table:style-name="ce1" office:value-type="float" office:value="0.0027645087">
            <text:p>0,00276451</text:p>
          </table:table-cell>
          <table:table-cell table:style-name="ce1" office:value-type="float" office:value="0.00005818">
            <text:p>0,00005818</text:p>
          </table:table-cell>
          <table:table-cell table:style-name="ce1" table:formula="of:=[.H5]-[.F5]" office:value-type="float" office:value="-0.0021183825">
            <text:p>-0,00211838</text:p>
          </table:table-cell>
          <table:table-cell table:formula="of:=[.H5]/[.F5]" office:value-type="float" office:value="0.566162256492629">
            <text:p>0,57</text:p>
          </table:table-cell>
          <table:table-cell office:value-type="string">
            <text:p>storage</text:p>
          </table:table-cell>
        </table:table-row>
        <table:table-row table:style-name="ro1">
          <table:table-cell office:value-type="string">
            <text:p>Marktplatz</text:p>
          </table:table-cell>
          <table:table-cell office:value-type="string">
            <text:p>SN</text:p>
          </table:table-cell>
          <table:table-cell office:value-type="string">
            <text:p>+</text:p>
          </table:table-cell>
          <table:table-cell office:value-type="string">
            <text:p>100085 market place, water and land, some buildings</text:p>
          </table:table-cell>
          <table:table-cell office:value-type="float" office:value="3">
            <text:p>3</text:p>
          </table:table-cell>
          <table:table-cell office:value-type="float" office:value="0.0024070621">
            <text:p>0,00240706</text:p>
          </table:table-cell>
          <table:table-cell office:value-type="float" office:value="0.00005849">
            <text:p>0,00005849</text:p>
          </table:table-cell>
          <table:table-cell table:style-name="ce1" office:value-type="float" office:value="0.0020983076">
            <text:p>0,00209831</text:p>
          </table:table-cell>
          <table:table-cell table:style-name="ce1" office:value-type="float" office:value="0.00005534">
            <text:p>0,00005534</text:p>
          </table:table-cell>
          <table:table-cell table:style-name="ce1" table:formula="of:=[.H6]-[.F6]" office:value-type="float" office:value="-0.0003087545">
            <text:p>-0,00030875</text:p>
          </table:table-cell>
          <table:table-cell table:formula="of:=[.H6]/[.F6]" office:value-type="float" office:value="0.871729732274045">
            <text:p>0,87</text:p>
          </table:table-cell>
          <table:table-cell office:value-type="string">
            <text:p>market</text:p>
          </table:table-cell>
        </table:table-row>
        <table:table-row table:style-name="ro1">
          <table:table-cell office:value-type="string">
            <text:p>Marktplatz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Standnähe</text:p>
          </table:table-cell>
          <table:table-cell office:value-type="float" office:value="4">
            <text:p>4</text:p>
          </table:table-cell>
          <table:table-cell office:value-type="float" office:value="0.0022946835">
            <text:p>0,00229468</text:p>
          </table:table-cell>
          <table:table-cell office:value-type="float" office:value="0.00005231">
            <text:p>0,00005231</text:p>
          </table:table-cell>
          <table:table-cell table:style-name="ce1" office:value-type="float" office:value="0.0018470454">
            <text:p>0,00184705</text:p>
          </table:table-cell>
          <table:table-cell table:style-name="ce1" office:value-type="float" office:value="0.00005222">
            <text:p>0,00005222</text:p>
          </table:table-cell>
          <table:table-cell table:style-name="ce1" table:formula="of:=[.H7]-[.F7]" office:value-type="float" office:value="-0.0004476381">
            <text:p>-0,00044764</text:p>
          </table:table-cell>
          <table:table-cell table:formula="of:=[.H7]/[.F7]" office:value-type="float" office:value="0.804923816291005">
            <text:p>0,8</text:p>
          </table:table-cell>
          <table:table-cell office:value-type="string">
            <text:p>market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SR</text:p>
          </table:table-cell>
          <table:table-cell office:value-type="string">
            <text:p>+</text:p>
          </table:table-cell>
          <table:table-cell office:value-type="string">
            <text:p>100103 settler right, mostly no settlement, some buildings</text:p>
          </table:table-cell>
          <table:table-cell office:value-type="float" office:value="5">
            <text:p>5</text:p>
          </table:table-cell>
          <table:table-cell office:value-type="float" office:value="0.0012865448">
            <text:p>0,00128654</text:p>
          </table:table-cell>
          <table:table-cell office:value-type="float" office:value="0.00003893">
            <text:p>0,00003893</text:p>
          </table:table-cell>
          <table:table-cell table:style-name="ce1" office:value-type="float" office:value="0.0006820583">
            <text:p>0,00068206</text:p>
          </table:table-cell>
          <table:table-cell table:style-name="ce1" office:value-type="float" office:value="0.00006361">
            <text:p>0,00006361</text:p>
          </table:table-cell>
          <table:table-cell table:style-name="ce1" table:formula="of:=[.H8]-[.F13]" office:value-type="float" office:value="0.0000415969">
            <text:p>0,00004160</text:p>
          </table:table-cell>
          <table:table-cell table:formula="of:=[.H8]/[.F13]" office:value-type="float" office:value="1.06494833256149">
            <text:p>1,06</text:p>
          </table:table-cell>
          <table:table-cell office:value-type="string">
            <text:p>weaver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L</text:p>
          </table:table-cell>
          <table:table-cell office:value-type="string">
            <text:p>+</text:p>
          </table:table-cell>
          <table:table-cell office:value-type="string">
            <text:p>100007 settler center, some buildings (trees)</text:p>
          </table:table-cell>
          <table:table-cell office:value-type="float" office:value="6">
            <text:p>6</text:p>
          </table:table-cell>
          <table:table-cell office:value-type="float" office:value="0.0018889356">
            <text:p>0,00188894</text:p>
          </table:table-cell>
          <table:table-cell office:value-type="float" office:value="0.00017765">
            <text:p>0,00017765</text:p>
          </table:table-cell>
          <table:table-cell table:style-name="ce1" office:value-type="float" office:value="0.0017752838">
            <text:p>0,00177528</text:p>
          </table:table-cell>
          <table:table-cell table:style-name="ce1" office:value-type="float" office:value="0.00004538">
            <text:p>0,00004538</text:p>
          </table:table-cell>
          <table:table-cell table:style-name="ce1" table:formula="of:=[.H9]-[.F9]" office:value-type="float" office:value="-0.0001136518">
            <text:p>-0,00011365</text:p>
          </table:table-cell>
          <table:table-cell table:formula="of:=[.H9]/[.F9]" office:value-type="float" office:value="0.93983288789729">
            <text:p>0,94</text:p>
          </table:table-cell>
          <table:table-cell office:value-type="string">
            <text:p>settler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100012 settler left, mostly water, some trees</text:p>
          </table:table-cell>
          <table:table-cell office:value-type="float" office:value="7">
            <text:p>7</text:p>
          </table:table-cell>
          <table:table-cell office:value-type="float" office:value="0.0014106393">
            <text:p>0,00141064</text:p>
          </table:table-cell>
          <table:table-cell office:value-type="float" office:value="0.00007571">
            <text:p>0,00007571</text:p>
          </table:table-cell>
          <table:table-cell table:style-name="ce1" office:value-type="float" office:value="0.0010488343">
            <text:p>0,00104883</text:p>
          </table:table-cell>
          <table:table-cell table:style-name="ce1" office:value-type="float" office:value="0.00003361">
            <text:p>0,00003361</text:p>
          </table:table-cell>
          <table:table-cell table:style-name="ce1" table:formula="of:=[.H10]-[.F10]" office:value-type="float" office:value="-0.000361805">
            <text:p>-0,00036181</text:p>
          </table:table-cell>
          <table:table-cell table:formula="of:=[.H10]/[.F10]" office:value-type="float" office:value="0.74351699970361">
            <text:p>0,74</text:p>
          </table:table-cell>
          <table:table-cell office:value-type="string">
            <text:p>settler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100080 settler right top, nearly only water, hardly any buildings</text:p>
          </table:table-cell>
          <table:table-cell office:value-type="float" office:value="8">
            <text:p>8</text:p>
          </table:table-cell>
          <table:table-cell office:value-type="float" office:value="0.0013856268">
            <text:p>0,00138563</text:p>
          </table:table-cell>
          <table:table-cell office:value-type="float" office:value="0.00011778">
            <text:p>0,00011778</text:p>
          </table:table-cell>
          <table:table-cell table:style-name="ce1" office:value-type="float" office:value="0.0012481022">
            <text:p>0,00124810</text:p>
          </table:table-cell>
          <table:table-cell table:style-name="ce1" office:value-type="float" office:value="0.00007953">
            <text:p>0,00007953</text:p>
          </table:table-cell>
          <table:table-cell table:style-name="ce1" table:formula="of:=[.H11]-[.F11]" office:value-type="float" office:value="-0.0001375246">
            <text:p>-0,00013752</text:p>
          </table:table-cell>
          <table:table-cell table:formula="of:=[.H11]/[.F11]" office:value-type="float" office:value="0.900749177195476">
            <text:p>0,9</text:p>
          </table:table-cell>
          <table:table-cell office:value-type="string">
            <text:p>settler</text:p>
          </table:table-cell>
        </table:table-row>
        <table:table-row table:style-name="ro1">
          <table:table-cell office:value-type="string">
            <text:p>Siedler</text:p>
          </table:table-cell>
          <table:table-cell office:value-type="string">
            <text:p>SN</text:p>
          </table:table-cell>
          <table:table-cell office:value-type="string">
            <text:p>+</text:p>
          </table:table-cell>
          <table:table-cell office:value-type="string">
            <text:p>100089 settler bottom, 1/3 water, many buildings</text:p>
          </table:table-cell>
          <table:table-cell office:value-type="float" office:value="9">
            <text:p>9</text:p>
          </table:table-cell>
          <table:table-cell office:value-type="float" office:value="0.0016626">
            <text:p>0,00166260</text:p>
          </table:table-cell>
          <table:table-cell office:value-type="float" office:value="0.0000442">
            <text:p>0,00004420</text:p>
          </table:table-cell>
          <table:table-cell table:style-name="ce1" office:value-type="float" office:value="0.0015141392">
            <text:p>0,00151414</text:p>
          </table:table-cell>
          <table:table-cell table:style-name="ce1" office:value-type="float" office:value="0.00005543">
            <text:p>0,00005543</text:p>
          </table:table-cell>
          <table:table-cell table:style-name="ce1" table:formula="of:=[.H12]-[.F12]" office:value-type="float" office:value="-0.0001484608">
            <text:p>-0,00014846</text:p>
          </table:table-cell>
          <table:table-cell table:formula="of:=[.H12]/[.F12]" office:value-type="float" office:value="0.910705641765909">
            <text:p>0,91</text:p>
          </table:table-cell>
          <table:table-cell office:value-type="string">
            <text:p>settler</text:p>
          </table:table-cell>
        </table:table-row>
        <table:table-row table:style-name="ro1">
          <table:table-cell office:value-type="string">
            <text:p>Weber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office:value-type="string">
            <text:p>100097 weaver right, nearly only water</text:p>
          </table:table-cell>
          <table:table-cell office:value-type="float" office:value="10">
            <text:p>10</text:p>
          </table:table-cell>
          <table:table-cell office:value-type="float" office:value="0.0006404614">
            <text:p>0,00064046</text:p>
          </table:table-cell>
          <table:table-cell office:value-type="float" office:value="0.00003927">
            <text:p>0,00003927</text:p>
          </table:table-cell>
          <table:table-cell table:style-name="ce1" office:value-type="float" office:value="0.0014215946">
            <text:p>0,00142159</text:p>
          </table:table-cell>
          <table:table-cell table:style-name="ce1" office:value-type="float" office:value="0.00009162">
            <text:p>0,00009162</text:p>
          </table:table-cell>
          <table:table-cell table:style-name="ce1" table:formula="of:=[.H13]-[.F14]" office:value-type="float" office:value="0.0005341315">
            <text:p>0,00053413</text:p>
          </table:table-cell>
          <table:table-cell table:formula="of:=[.H13]/[.F14]" office:value-type="float" office:value="1.60186333381072">
            <text:p>1,6</text:p>
          </table:table-cell>
          <table:table-cell office:value-type="string">
            <text:p>weaver</text:p>
          </table:table-cell>
        </table:table-row>
        <table:table-row table:style-name="ro1">
          <table:table-cell office:value-type="string">
            <text:p>Weber</text:p>
          </table:table-cell>
          <table:table-cell office:value-type="string">
            <text:p>L</text:p>
          </table:table-cell>
          <table:table-cell office:value-type="string">
            <text:p>+</text:p>
          </table:table-cell>
          <table:table-cell office:value-type="string">
            <text:p>100100 weaver center, only land, some buildings</text:p>
          </table:table-cell>
          <table:table-cell office:value-type="float" office:value="11">
            <text:p>11</text:p>
          </table:table-cell>
          <table:table-cell office:value-type="float" office:value="0.0008874631">
            <text:p>0,00088746</text:p>
          </table:table-cell>
          <table:table-cell office:value-type="float" office:value="0.00006697">
            <text:p>0,00006697</text:p>
          </table:table-cell>
          <table:table-cell table:style-name="ce1" office:value-type="float" office:value="0.0009277844">
            <text:p>0,00092778</text:p>
          </table:table-cell>
          <table:table-cell table:style-name="ce1" office:value-type="float" office:value="0.00006209">
            <text:p>0,00006209</text:p>
          </table:table-cell>
          <table:table-cell table:style-name="ce1" table:formula="of:=[.H14]-[.F8]" office:value-type="float" office:value="-0.0003587604">
            <text:p>-0,00035876</text:p>
          </table:table-cell>
          <table:table-cell table:formula="of:=[.H14]/[.F8]" office:value-type="float" office:value="0.721144261746657">
            <text:p>0,72</text:p>
          </table:table-cell>
          <table:table-cell office:value-type="string">
            <text:p>settler</text:p>
          </table:table-cell>
        </table:table-row>
        <table:table-row table:style-name="ro1">
          <table:table-cell office:value-type="string">
            <text:p>Weber</text:p>
          </table:table-cell>
          <table:table-cell office:value-type="string">
            <text:p>S</text:p>
          </table:table-cell>
          <table:table-cell office:value-type="string">
            <text:p>+</text:p>
          </table:table-cell>
          <table:table-cell office:value-type="string">
            <text:p>100094 weaver bottom, mostly water, many buildings (trees)</text:p>
          </table:table-cell>
          <table:table-cell office:value-type="float" office:value="12">
            <text:p>12</text:p>
          </table:table-cell>
          <table:table-cell office:value-type="float" office:value="0.0007068491">
            <text:p>0,00070685</text:p>
          </table:table-cell>
          <table:table-cell office:value-type="float" office:value="0.00004174">
            <text:p>0,00004174</text:p>
          </table:table-cell>
          <table:table-cell table:style-name="ce1" office:value-type="float" office:value="0.000736022">
            <text:p>0,00073602</text:p>
          </table:table-cell>
          <table:table-cell table:style-name="ce1" office:value-type="float" office:value="0.00002718">
            <text:p>0,00002718</text:p>
          </table:table-cell>
          <table:table-cell table:style-name="ce1" table:formula="of:=[.H15]-[.F15]" office:value-type="float" office:value="0.0000291729">
            <text:p>0,00002917</text:p>
          </table:table-cell>
          <table:table-cell table:formula="of:=[.H15]/[.F15]" office:value-type="float" office:value="1.04127175092958">
            <text:p>1,04</text:p>
          </table:table-cell>
          <table:table-cell office:value-type="string">
            <text:p>weaver</text:p>
          </table:table-cell>
        </table:table-row>
        <table:table-row table:style-name="ro1">
          <table:table-cell table:number-columns-repeated="3"/>
          <table:table-cell office:value-type="string">
            <text:p>settler</text:p>
          </table:table-cell>
          <table:table-cell/>
          <table:table-cell office:value-type="float" office:value="0.0015268693">
            <text:p>0,00152687</text:p>
          </table:table-cell>
          <table:table-cell office:value-type="float" office:value="0.00024427">
            <text:p>0,00024427</text:p>
          </table:table-cell>
          <table:table-cell table:style-name="ce1" office:value-type="float" office:value="0.0013028288">
            <text:p>0,00130283</text:p>
          </table:table-cell>
          <table:table-cell table:style-name="ce1" office:value-type="float" office:value="0.00031384">
            <text:p>0,00031384</text:p>
          </table:table-cell>
          <table:table-cell table:style-name="ce1" table:formula="of:=[.H16]-[.F16]" office:value-type="float" office:value="-0.0002240405">
            <text:p>-0,00022404</text:p>
          </table:table-cell>
          <table:table-cell table:formula="of:=[.H16]/[.F16]" office:value-type="float" office:value="0.853268056407972">
            <text:p>0,8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ranch office</text:p>
          </table:table-cell>
          <table:table-cell/>
          <table:table-cell office:value-type="float" office:value="0.0054189372">
            <text:p>0,00541894</text:p>
          </table:table-cell>
          <table:table-cell office:value-type="float" office:value="0.00019435">
            <text:p>0,00019435</text:p>
          </table:table-cell>
          <table:table-cell table:style-name="ce1" office:value-type="float" office:value="0.0028291464">
            <text:p>0,00282915</text:p>
          </table:table-cell>
          <table:table-cell table:style-name="ce1" office:value-type="float" office:value="0.00005866">
            <text:p>0,00005866</text:p>
          </table:table-cell>
          <table:table-cell table:style-name="ce1" table:formula="of:=[.H17]-[.F17]" office:value-type="float" office:value="-0.0025897908">
            <text:p>-0,00258979</text:p>
          </table:table-cell>
          <table:table-cell table:formula="of:=[.H17]/[.F17]" office:value-type="float" office:value="0.522085105544312">
            <text:p>0,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weaver</text:p>
          </table:table-cell>
          <table:table-cell/>
          <table:table-cell office:value-type="float" office:value="0.0007449245">
            <text:p>0,00074492</text:p>
          </table:table-cell>
          <table:table-cell office:value-type="float" office:value="0.00011177">
            <text:p>0,00011177</text:p>
          </table:table-cell>
          <table:table-cell table:style-name="ce1" office:value-type="float" office:value="0.0009465583">
            <text:p>0,00094656</text:p>
          </table:table-cell>
          <table:table-cell table:style-name="ce1" office:value-type="float" office:value="0.00034309">
            <text:p>0,00034309</text:p>
          </table:table-cell>
          <table:table-cell table:style-name="ce1" table:formula="of:=[.H18]-[.F18]" office:value-type="float" office:value="0.0002016338">
            <text:p>0,00020163</text:p>
          </table:table-cell>
          <table:table-cell table:formula="of:=[.H18]/[.F18]" office:value-type="float" office:value="1.27067682698045">
            <text:p>1,2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arket</text:p>
          </table:table-cell>
          <table:table-cell/>
          <table:table-cell office:value-type="float" office:value="0.0023508728">
            <text:p>0,00235087</text:p>
          </table:table-cell>
          <table:table-cell office:value-type="float" office:value="0.00007897">
            <text:p>0,00007897</text:p>
          </table:table-cell>
          <table:table-cell table:style-name="ce1" office:value-type="float" office:value="0.0019726765">
            <text:p>0,00197268</text:p>
          </table:table-cell>
          <table:table-cell table:style-name="ce1" office:value-type="float" office:value="0.00013667">
            <text:p>0,00013667</text:p>
          </table:table-cell>
          <table:table-cell table:style-name="ce1" table:formula="of:=[.H19]-[.F19]" office:value-type="float" office:value="-0.0003781963">
            <text:p>-0,00037820</text:p>
          </table:table-cell>
          <table:table-cell table:formula="of:=[.H19]/[.F19]" office:value-type="float" office:value="0.83912515385775">
            <text:p>0,84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rage tent</text:p>
          </table:table-cell>
          <table:table-cell/>
          <table:table-cell office:value-type="float" office:value="0.0048828912">
            <text:p>0,00488289</text:p>
          </table:table-cell>
          <table:table-cell office:value-type="float" office:value="0.00008609">
            <text:p>0,00008609</text:p>
          </table:table-cell>
          <table:table-cell table:style-name="ce1" office:value-type="float" office:value="0.0027645087">
            <text:p>0,00276451</text:p>
          </table:table-cell>
          <table:table-cell table:style-name="ce1" office:value-type="float" office:value="0.00005818">
            <text:p>0,00005818</text:p>
          </table:table-cell>
          <table:table-cell table:style-name="ce1" table:formula="of:=[.H20]-[.F20]" office:value-type="float" office:value="-0.0021183825">
            <text:p>-0,00211838</text:p>
          </table:table-cell>
          <table:table-cell table:formula="of:=[.H20]/[.F20]" office:value-type="float" office:value="0.566162256492629">
            <text:p>0,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ll</text:p>
          </table:table-cell>
          <table:table-cell/>
          <table:table-cell office:value-type="float" office:value="0.0020727245">
            <text:p>0,00207272</text:p>
          </table:table-cell>
          <table:table-cell office:value-type="float" office:value="0.00148384">
            <text:p>0,00148384</text:p>
          </table:table-cell>
          <table:table-cell table:style-name="ce1" office:value-type="float" office:value="0.0015744023">
            <text:p>0,00157440</text:p>
          </table:table-cell>
          <table:table-cell table:style-name="ce1" office:value-type="float" office:value="0.00069216">
            <text:p>0,00069216</text:p>
          </table:table-cell>
          <table:table-cell table:style-name="ce1" table:formula="of:=[.H21]-[.F21]" office:value-type="float" office:value="-0.0004983222">
            <text:p>-0,00049832</text:p>
          </table:table-cell>
          <table:table-cell table:formula="of:=[.H21]/[.F21]" office:value-type="float" office:value="0.759581073123804">
            <text:p>0,76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new (cb3)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100097 weaver right, nearly only water</text:p>
          </table:table-cell>
          <table:table-cell/>
          <table:table-cell office:value-type="float" office:value="0.0006820583">
            <text:p>0,00068206</text:p>
          </table:table-cell>
          <table:table-cell office:value-type="float" office:value="0.00006361">
            <text:p>0,000063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100 weaver center, only land, some buildings</text:p>
          </table:table-cell>
          <table:table-cell/>
          <table:table-cell office:value-type="float" office:value="0.0014215946">
            <text:p>0,00142159</text:p>
          </table:table-cell>
          <table:table-cell office:value-type="float" office:value="0.00009162">
            <text:p>0,0000916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103 settler right, mostly no settlement, some buildings</text:p>
          </table:table-cell>
          <table:table-cell/>
          <table:table-cell office:value-type="float" office:value="0.0009277844">
            <text:p>0,00092778</text:p>
          </table:table-cell>
          <table:table-cell office:value-type="float" office:value="0.00006209">
            <text:p>0,000062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108 storage tent, full settlement, water and land</text:p>
          </table:table-cell>
          <table:table-cell/>
          <table:table-cell office:value-type="float" office:value="0.0027645087">
            <text:p>0,00276451</text:p>
          </table:table-cell>
          <table:table-cell office:value-type="float" office:value="0.00005818">
            <text:p>0,000058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002 branch office, full settlement, water and land</text:p>
          </table:table-cell>
          <table:table-cell/>
          <table:table-cell office:value-type="float" office:value="0.0028291464">
            <text:p>0,00282915</text:p>
          </table:table-cell>
          <table:table-cell office:value-type="float" office:value="0.00005866">
            <text:p>0,0000586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007 settler center, some buildings (trees)</text:p>
          </table:table-cell>
          <table:table-cell/>
          <table:table-cell office:value-type="float" office:value="0.0017752838">
            <text:p>0,00177528</text:p>
          </table:table-cell>
          <table:table-cell office:value-type="float" office:value="0.00004538">
            <text:p>0,000045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012 settler left, mostly water, some trees</text:p>
          </table:table-cell>
          <table:table-cell/>
          <table:table-cell office:value-type="float" office:value="0.0010488343">
            <text:p>0,00104883</text:p>
          </table:table-cell>
          <table:table-cell office:value-type="float" office:value="0.00003361">
            <text:p>0,0000336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080 settler right top, nearly only water, hardly any buildings</text:p>
          </table:table-cell>
          <table:table-cell/>
          <table:table-cell office:value-type="float" office:value="0.0012481022">
            <text:p>0,00124810</text:p>
          </table:table-cell>
          <table:table-cell office:value-type="float" office:value="0.00007953">
            <text:p>0,000079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085 market place, water and land, some buildings</text:p>
          </table:table-cell>
          <table:table-cell/>
          <table:table-cell office:value-type="float" office:value="0.0020983076">
            <text:p>0,00209831</text:p>
          </table:table-cell>
          <table:table-cell office:value-type="float" office:value="0.00005534">
            <text:p>0,0000553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087 market place, mostly water, some buildings</text:p>
          </table:table-cell>
          <table:table-cell/>
          <table:table-cell office:value-type="float" office:value="0.0018470454">
            <text:p>0,00184705</text:p>
          </table:table-cell>
          <table:table-cell office:value-type="float" office:value="0.00005222">
            <text:p>0,0000522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089 settler bottom, 1/3 water, many buildings</text:p>
          </table:table-cell>
          <table:table-cell/>
          <table:table-cell office:value-type="float" office:value="0.0015141392">
            <text:p>0,00151414</text:p>
          </table:table-cell>
          <table:table-cell office:value-type="float" office:value="0.00005543">
            <text:p>0,0000554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100094 weaver bottom, mostly water, many buildings (trees)</text:p>
          </table:table-cell>
          <table:table-cell/>
          <table:table-cell office:value-type="float" office:value="0.000736022">
            <text:p>0,00073602</text:p>
          </table:table-cell>
          <table:table-cell office:value-type="float" office:value="0.00002718">
            <text:p>0,000027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ettler</text:p>
          </table:table-cell>
          <table:table-cell/>
          <table:table-cell office:value-type="float" office:value="0.0013028288">
            <text:p>0,00130283</text:p>
          </table:table-cell>
          <table:table-cell office:value-type="float" office:value="0.00031384">
            <text:p>0,0003138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branch office</text:p>
          </table:table-cell>
          <table:table-cell/>
          <table:table-cell office:value-type="float" office:value="0.0028291464">
            <text:p>0,00282915</text:p>
          </table:table-cell>
          <table:table-cell office:value-type="float" office:value="0.00005866">
            <text:p>0,0000586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weaver</text:p>
          </table:table-cell>
          <table:table-cell/>
          <table:table-cell office:value-type="float" office:value="0.0009465583">
            <text:p>0,00094656</text:p>
          </table:table-cell>
          <table:table-cell office:value-type="float" office:value="0.00034309">
            <text:p>0,0003430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arket</text:p>
          </table:table-cell>
          <table:table-cell/>
          <table:table-cell office:value-type="float" office:value="0.0019726765">
            <text:p>0,00197268</text:p>
          </table:table-cell>
          <table:table-cell office:value-type="float" office:value="0.00013667">
            <text:p>0,000136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orage tent</text:p>
          </table:table-cell>
          <table:table-cell/>
          <table:table-cell office:value-type="float" office:value="0.0027645087">
            <text:p>0,00276451</text:p>
          </table:table-cell>
          <table:table-cell office:value-type="float" office:value="0.00005818">
            <text:p>0,0000581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all</text:p>
          </table:table-cell>
          <table:table-cell/>
          <table:table-cell office:value-type="float" office:value="0.0015744023">
            <text:p>0,00157440</text:p>
          </table:table-cell>
          <table:table-cell office:value-type="float" office:value="0.00069216">
            <text:p>0,00069216</text:p>
          </table:table-cell>
          <table:table-cell table:number-columns-repeated="5"/>
        </table:table-row>
        <table:table-row table:style-name="ro1" table:number-rows-repeated="8">
          <table:table-cell table:number-columns-repeated="12"/>
        </table:table-row>
        <table:table-row table:style-name="ro1" table:visibility="collapse" table:number-rows-repeated="2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>
            <draw:frame table:end-cell-address="Sheet1.I93" table:end-x="1.532cm" table:end-y="0.427cm" draw:z-index="0" draw:style-name="gr1" svg:width="27.965cm" svg:height="16.028cm" svg:x="1.046cm" svg:y="0.133cm">
              <draw:object draw:notify-on-update-of-ranges="Sheet1.E4:Sheet1.E15 Sheet1.F4:Sheet1.F15 Sheet1.H4:Sheet1.H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65479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8" number:min-integer-digits="1" number:grouping="true"/>
    </number:number-style>
    <number:number-style style:name="N109">
      <number:number number:decimal-places="3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.04.2011</text:date>, <text:time>14:2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4:24:28</dc:date>
    <meta:generator>OpenOffice.org/3.3$Unix OpenOffice.org_project/330m20$Build-9567</meta:generator>
    <meta:editing-duration>PT1H39M5S</meta:editing-duration>
    <meta:editing-cycles>17</meta:editing-cycles>
    <meta:document-statistic meta:table-count="1" meta:cell-count="24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9">
      <number:number number: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4" style:family="chart" style:data-style-name="N109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fill-color="#004586"/>
      <style:text-properties fo:font-size="6pt" style:font-size-asian="6pt" style:font-size-complex="6pt"/>
    </style:style>
    <style:style style:name="ch7" style:family="chart" style:data-style-name="N109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966cm" svg:height="16.029cm" xlink:href=".." xlink:type="simple" chart:class="chart:bar" chart:style-name="ch1">
        <chart:plot-area chart:style-name="ch2" table:cell-range-address="Sheet1.E4:Sheet1.F15 Sheet1.H4:Sheet1.H15" chart:data-source-has-labels="column" svg:x="1.009cm" svg:y="1.415cm" svg:width="25.839cm" svg:height="13.874cm">
          <chartooo:coordinate-region svg:x="2.318cm" svg:y="1.642cm" svg:width="24.53cm" svg:height="12.947cm"/>
          <chart:axis chart:dimension="x" chart:name="primary-x" chart:style-name="ch3">
            <chart:categories table:cell-range-address="Sheet1.E4:Sheet1.E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15" chart:class="chart:bar">
            <chart:data-point chart:repeated="12"/>
          </chart:series>
          <chart:series chart:style-name="ch7" chart:values-cell-range-address="Sheet1.H4:Sheet1.H1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E4:Sheet1.E15</svg:desc>
                </draw:g>
              </table:table-cell>
              <table:table-cell office:value-type="float" office:value="0.0054189372">
                <text:p>0.0054189372</text:p>
                <draw:g>
                  <svg:desc>Sheet1.F4:Sheet1.F15</svg:desc>
                </draw:g>
              </table:table-cell>
              <table:table-cell office:value-type="float" office:value="0.0028291464">
                <text:p>0.0028291464</text:p>
                <draw:g>
                  <svg:desc>Sheet1.H4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828912">
                <text:p>0.0048828912</text:p>
              </table:table-cell>
              <table:table-cell office:value-type="float" office:value="0.0027645087">
                <text:p>0.0027645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070621">
                <text:p>0.0024070621</text:p>
              </table:table-cell>
              <table:table-cell office:value-type="float" office:value="0.0020983076">
                <text:p>0.0020983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946835">
                <text:p>0.0022946835</text:p>
              </table:table-cell>
              <table:table-cell office:value-type="float" office:value="0.0018470454">
                <text:p>0.0018470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2865448">
                <text:p>0.0012865448</text:p>
              </table:table-cell>
              <table:table-cell office:value-type="float" office:value="0.0006820583">
                <text:p>0.0006820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889356">
                <text:p>0.0018889356</text:p>
              </table:table-cell>
              <table:table-cell office:value-type="float" office:value="0.0017752838">
                <text:p>0.001775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106393">
                <text:p>0.0014106393</text:p>
              </table:table-cell>
              <table:table-cell office:value-type="float" office:value="0.0010488343">
                <text:p>0.0010488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3856268">
                <text:p>0.0013856268</text:p>
              </table:table-cell>
              <table:table-cell office:value-type="float" office:value="0.0012481022">
                <text:p>0.0012481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6626">
                <text:p>0.0016626</text:p>
              </table:table-cell>
              <table:table-cell office:value-type="float" office:value="0.0015141392">
                <text:p>0.001514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6404614">
                <text:p>0.0006404614</text:p>
              </table:table-cell>
              <table:table-cell office:value-type="float" office:value="0.0014215946">
                <text:p>0.0014215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874631">
                <text:p>0.0008874631</text:p>
              </table:table-cell>
              <table:table-cell office:value-type="float" office:value="0.0009277844">
                <text:p>0.0009277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068491">
                <text:p>0.0007068491</text:p>
              </table:table-cell>
              <table:table-cell office:value-type="float" office:value="0.000736022">
                <text:p>0.000736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